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188cm" fo:min-width="4.08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46cm" fo:min-width="4.26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995cm" fo:min-width="5.87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3cm" fo:min-width="1.2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512cm" fo:min-width="3.43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47cm" fo:min-width="5.59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47cm" fo:min-width="3.81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74cm" fo:min-width="5.46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66cm" fo:min-width="3.56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12cm" fo:min-width="4.70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12cm" fo:min-width="2.67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576cm" fo:min-width="1.024cm"/>
    </style:style>
    <style:style style:name="gr17" style:family="graphic" style:parent-style-name="standard">
      <style:graphic-properties draw:stroke="none" svg:stroke-color="#000000" draw:fill="none" draw:fill-color="#ffffff" fo:min-height="0.385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766cm" fo:min-width="5.215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03cm" fo:min-width="1.72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766cm" fo:min-width="3.31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93cm" fo:min-width="8.263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386cm" fo:min-width="0.898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386cm" fo:min-width="1.152cm"/>
    </style:style>
    <style:style style:name="gr24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2.032cm" svg:x="21.955cm" svg:y="1.88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731cm" svg:height="2.54cm" svg:x="21.955cm" svg:y="6.334cm">
          <text:p text:style-name="P1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5.257cm" svg:y1="3.921cm" svg:x2="25.257cm" svg:y2="6.334cm">
          <text:p/>
        </draw:line>
        <draw:custom-shape draw:style-name="gr4" draw:text-style-name="P2" draw:layer="layout" svg:width="9.017cm" svg:height="3.175cm" svg:x="6.08cm" svg:y="5.953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9.017cm" svg:height="3.175cm" svg:x="39.481cm" svg:y="5.826cm">
          <text:p text:style-name="P1">Ad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556cm" svg:height="2.159cm" svg:x="31.988cm" svg:y="6.461cm">
          <text:p text:style-name="P1">Sign 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35.417cm" svg:y1="7.477cm" svg:x2="39.481cm" svg:y2="7.477cm">
          <text:p/>
        </draw:line>
        <draw:frame draw:style-name="gr6" draw:text-style-name="P4" draw:layer="layout" svg:width="1.535cm" svg:height="0.962cm" svg:x="29.945cm" svg:y="6.261cm">
          <draw:text-box>
            <text:p>Yes</text:p>
          </draw:text-box>
        </draw:frame>
        <draw:line draw:style-name="gr3" draw:text-style-name="P3" draw:layer="layout" svg:x1="33.766cm" svg:y1="8.62cm" svg:x2="33.766cm" svg:y2="10.652cm">
          <text:p/>
        </draw:line>
        <draw:frame draw:style-name="gr7" draw:text-style-name="P4" draw:layer="layout" svg:width="1.397cm" svg:height="0.962cm" svg:x="34.147cm" svg:y="9.255cm">
          <draw:text-box>
            <text:p>No</text:p>
          </draw:text-box>
        </draw:frame>
        <draw:custom-shape draw:style-name="gr8" draw:text-style-name="P2" draw:layer="layout" svg:width="3.937cm" svg:height="0.762cm" svg:x="35.163cm" svg:y="10.271cm">
          <text:p text:style-name="P1">Registration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7.068cm" svg:y1="10.271cm" svg:x2="37.068cm" svg:y2="7.477cm">
          <text:p/>
        </draw:line>
        <draw:line draw:style-name="gr9" draw:text-style-name="P3" draw:layer="layout" svg:x1="33.766cm" svg:y1="10.652cm" svg:x2="35.163cm" svg:y2="10.652cm">
          <text:p/>
        </draw:line>
        <draw:line draw:style-name="gr3" draw:text-style-name="P3" draw:layer="layout" svg:x1="25.257cm" svg:y1="8.874cm" svg:x2="25.257cm" svg:y2="10.271cm">
          <text:p/>
        </draw:line>
        <draw:line draw:style-name="gr3" draw:text-style-name="P3" draw:layer="layout" svg:x1="21.828cm" svg:y1="10.271cm" svg:x2="28.813cm" svg:y2="10.271cm">
          <text:p/>
        </draw:line>
        <draw:line draw:style-name="gr9" draw:text-style-name="P3" draw:layer="layout" svg:x1="21.828cm" svg:y1="10.271cm" svg:x2="21.828cm" svg:y2="13.7cm">
          <text:p/>
        </draw:line>
        <draw:line draw:style-name="gr9" draw:text-style-name="P3" draw:layer="layout" svg:x1="28.686cm" svg:y1="10.271cm" svg:x2="28.686cm" svg:y2="11.287cm">
          <text:p/>
        </draw:line>
        <draw:custom-shape draw:style-name="gr10" draw:text-style-name="P2" draw:layer="layout" svg:width="6.096cm" svg:height="1.397cm" svg:x="26.4cm" svg:y="11.287cm">
          <text:p text:style-name="P1">Client order list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1.988cm" svg:y1="7.604cm" svg:x2="29.956cm" svg:y2="7.604cm">
          <text:p/>
        </draw:line>
        <draw:line draw:style-name="gr9" draw:text-style-name="P3" draw:layer="layout" svg:x1="30.083cm" svg:y1="7.604cm" svg:x2="30.083cm" svg:y2="11.414cm">
          <text:p/>
        </draw:line>
        <draw:custom-shape draw:style-name="gr11" draw:text-style-name="P2" draw:layer="layout" svg:width="4.318cm" svg:height="1.397cm" svg:x="33.004cm" svg:y="11.287cm">
          <text:p text:style-name="P1">Add food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0.083cm" svg:y1="10.525cm" svg:x2="33.512cm" svg:y2="10.525cm">
          <text:p/>
        </draw:line>
        <draw:line draw:style-name="gr9" draw:text-style-name="P3" draw:layer="layout" svg:x1="33.385cm" svg:y1="10.525cm" svg:x2="33.385cm" svg:y2="11.541cm">
          <text:p/>
        </draw:line>
        <draw:custom-shape draw:style-name="gr12" draw:text-style-name="P2" draw:layer="layout" svg:width="5.969cm" svg:height="1.524cm" svg:x="19.796cm" svg:y="13.446cm">
          <text:p text:style-name="P1">List of food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4.02cm" svg:y1="12.684cm" svg:x2="34.02cm" svg:y2="14.081cm">
          <text:p/>
        </draw:line>
        <draw:line draw:style-name="gr9" draw:text-style-name="P3" draw:layer="layout" svg:x1="34.02cm" svg:y1="14.081cm" svg:x2="25.638cm" svg:y2="14.081cm">
          <text:p/>
        </draw:line>
        <draw:line draw:style-name="gr3" draw:text-style-name="P3" draw:layer="layout" svg:x1="22.336cm" svg:y1="14.97cm" svg:x2="22.336cm" svg:y2="15.605cm">
          <text:p/>
        </draw:line>
        <draw:line draw:style-name="gr3" draw:text-style-name="P3" draw:layer="layout" svg:x1="15.351cm" svg:y1="15.732cm" svg:x2="25.765cm" svg:y2="15.605cm">
          <text:p/>
        </draw:line>
        <draw:line draw:style-name="gr9" draw:text-style-name="P3" draw:layer="layout" svg:x1="19.796cm" svg:y1="15.605cm" svg:x2="19.796cm" svg:y2="16.367cm">
          <text:p/>
        </draw:line>
        <draw:line draw:style-name="gr9" draw:text-style-name="P3" draw:layer="layout" svg:x1="25.765cm" svg:y1="15.605cm" svg:x2="25.765cm" svg:y2="16.367cm">
          <text:p/>
        </draw:line>
        <draw:custom-shape draw:style-name="gr13" draw:text-style-name="P2" draw:layer="layout" svg:width="4.064cm" svg:height="1.016cm" svg:x="17.891cm" svg:y="16.494cm">
          <text:p text:style-name="P1">Food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64cm" svg:height="1.016cm" svg:x="23.606cm" svg:y="16.494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64cm" svg:height="1.016cm" svg:x="13.319cm" svg:y="16.494cm">
          <text:p text:style-name="P1">Top foods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5.351cm" svg:y1="15.732cm" svg:x2="15.351cm" svg:y2="16.494cm">
          <text:p/>
        </draw:line>
        <draw:line draw:style-name="gr3" draw:text-style-name="P3" draw:layer="layout" svg:x1="15.097cm" svg:y1="7.477cm" svg:x2="17.383cm" svg:y2="7.477cm">
          <text:p/>
        </draw:line>
        <draw:line draw:style-name="gr9" draw:text-style-name="P3" draw:layer="layout" svg:x1="17.256cm" svg:y1="7.477cm" svg:x2="17.256cm" svg:y2="15.859cm">
          <text:p/>
        </draw:line>
        <draw:line draw:style-name="gr3" draw:text-style-name="P3" draw:layer="layout" svg:x1="19.796cm" svg:y1="17.51cm" svg:x2="19.796cm" svg:y2="18.018cm">
          <text:p/>
        </draw:line>
        <draw:line draw:style-name="gr3" draw:text-style-name="P3" draw:layer="layout" svg:x1="17.383cm" svg:y1="18.018cm" svg:x2="24.114cm" svg:y2="17.891cm">
          <text:p/>
        </draw:line>
        <draw:line draw:style-name="gr9" draw:text-style-name="P3" draw:layer="layout" svg:x1="17.51cm" svg:y1="18.018cm" svg:x2="17.51cm" svg:y2="18.907cm">
          <text:p/>
        </draw:line>
        <draw:line draw:style-name="gr9" draw:text-style-name="P3" draw:layer="layout" svg:x1="23.987cm" svg:y1="17.891cm" svg:x2="23.987cm" svg:y2="18.78cm">
          <text:p/>
        </draw:line>
        <draw:custom-shape draw:style-name="gr14" draw:text-style-name="P2" draw:layer="layout" svg:width="5.207cm" svg:height="0.762cm" svg:x="15.605cm" svg:y="18.907cm">
          <text:p text:style-name="P1">Select foods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207cm" svg:height="0.762cm" svg:x="21.193cm" svg:y="18.907cm">
          <text:p text:style-name="P1">Home delivery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526cm" svg:y1="19.669cm" svg:x2="18.526cm" svg:y2="20.304cm">
          <text:p/>
        </draw:line>
        <draw:line draw:style-name="gr3" draw:text-style-name="P3" draw:layer="layout" svg:x1="22.971cm" svg:y1="19.669cm" svg:x2="22.971cm" svg:y2="20.304cm">
          <text:p/>
        </draw:line>
        <draw:line draw:style-name="gr3" draw:text-style-name="P3" draw:layer="layout" svg:x1="18.526cm" svg:y1="20.304cm" svg:x2="22.971cm" svg:y2="20.304cm">
          <text:p/>
        </draw:line>
        <draw:line draw:style-name="gr9" draw:text-style-name="P3" draw:layer="layout" svg:x1="20.939cm" svg:y1="20.304cm" svg:x2="20.939cm" svg:y2="21.193cm">
          <text:p/>
        </draw:line>
        <draw:custom-shape draw:style-name="gr15" draw:text-style-name="P2" draw:layer="layout" svg:width="3.175cm" svg:height="0.762cm" svg:x="19.288cm" svg:y="20.939cm">
          <text:p text:style-name="P1">Tota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256cm" svg:y1="12.557cm" svg:x2="10.779cm" svg:y2="12.557cm">
          <text:p/>
        </draw:line>
        <draw:line draw:style-name="gr3" draw:text-style-name="P3" draw:layer="layout" svg:x1="10.779cm" svg:y1="12.557cm" svg:x2="10.906cm" svg:y2="23.86cm">
          <text:p/>
        </draw:line>
        <draw:custom-shape draw:style-name="gr16" draw:text-style-name="P2" draw:layer="layout" svg:width="3.048cm" svg:height="1.651cm" svg:x="13.827cm" svg:y="23.225cm">
          <text:p text:style-name="P1">Sign 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4" draw:layer="layout" svg:width="1.524cm" svg:height="0.962cm" svg:x="17.383cm" svg:y="23.025cm">
          <draw:text-box>
            <text:p>yes</text:p>
          </draw:text-box>
        </draw:frame>
        <draw:custom-shape draw:style-name="gr18" draw:text-style-name="P2" draw:layer="layout" svg:width="5.715cm" svg:height="1.016cm" svg:x="27.924cm" svg:y="23.479cm">
          <text:p text:style-name="P1">Order confirmed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4.445cm" svg:height="1.905cm" svg:x="20.05cm" svg:y="23.098cm">
          <text:p text:style-name="P1">total&g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4" draw:layer="layout" svg:width="1.524cm" svg:height="0.962cm" svg:x="24.876cm" svg:y="22.971cm">
          <draw:text-box>
            <text:p>yes</text:p>
          </draw:text-box>
        </draw:frame>
        <draw:line draw:style-name="gr9" draw:text-style-name="P3" draw:layer="layout" svg:x1="22.082cm" svg:y1="21.701cm" svg:x2="22.209cm" svg:y2="23.225cm">
          <text:p/>
        </draw:line>
        <draw:line draw:style-name="gr9" draw:text-style-name="P3" draw:layer="layout" svg:x1="10.906cm" svg:y1="23.987cm" svg:x2="13.827cm" svg:y2="24.114cm">
          <text:p/>
        </draw:line>
        <draw:line draw:style-name="gr9" draw:text-style-name="P3" draw:layer="layout" svg:x1="16.875cm" svg:y1="24.114cm" svg:x2="20.304cm" svg:y2="24.114cm">
          <text:p/>
        </draw:line>
        <draw:line draw:style-name="gr9" draw:text-style-name="P3" draw:layer="layout" svg:x1="24.495cm" svg:y1="23.987cm" svg:x2="27.924cm" svg:y2="23.987cm">
          <text:p/>
        </draw:line>
        <draw:line draw:style-name="gr9" draw:text-style-name="P3" draw:layer="layout" svg:x1="33.639cm" svg:y1="23.86cm" svg:x2="49.514cm" svg:y2="23.987cm">
          <text:p/>
        </draw:line>
        <draw:line draw:style-name="gr9" draw:text-style-name="P3" draw:layer="layout" svg:x1="49.26cm" svg:y1="23.987cm" svg:x2="49.26cm" svg:y2="2.016cm">
          <text:p/>
        </draw:line>
        <draw:line draw:style-name="gr9" draw:text-style-name="P3" draw:layer="layout" svg:x1="49.26cm" svg:y1="2.143cm" svg:x2="29.194cm" svg:y2="2.397cm">
          <text:p/>
        </draw:line>
        <draw:line draw:style-name="gr9" draw:text-style-name="P3" draw:layer="layout" svg:x1="29.321cm" svg:y1="2.27cm" svg:x2="29.321cm" svg:y2="11.414cm">
          <text:p/>
        </draw:line>
        <draw:frame draw:style-name="gr17" draw:text-style-name="P4" draw:layer="layout" svg:width="1.524cm" svg:height="0.962cm" svg:x="15.732cm" svg:y="25.384cm">
          <draw:text-box>
            <text:p>No</text:p>
          </draw:text-box>
        </draw:frame>
        <draw:line draw:style-name="gr3" draw:text-style-name="P3" draw:layer="layout" svg:x1="15.351cm" svg:y1="24.876cm" svg:x2="15.351cm" svg:y2="26.4cm">
          <text:p/>
        </draw:line>
        <draw:custom-shape draw:style-name="gr20" draw:text-style-name="P2" draw:layer="layout" svg:width="3.81cm" svg:height="1.016cm" svg:x="10.906cm" svg:y="26.019cm">
          <text:p text:style-name="P1">Registration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5.351cm" svg:y1="26.273cm" svg:x2="14.589cm" svg:y2="26.273cm">
          <text:p/>
        </draw:line>
        <draw:line draw:style-name="gr9" draw:text-style-name="P3" draw:layer="layout" svg:x1="12.684cm" svg:y1="26.146cm" svg:x2="12.684cm" svg:y2="24.241cm">
          <text:p/>
        </draw:line>
        <draw:custom-shape draw:style-name="gr21" draw:text-style-name="P2" draw:layer="layout" svg:width="8.763cm" svg:height="1.143cm" svg:x="35.798cm" svg:y="3.413cm">
          <text:p text:style-name="P1">Modify personal information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763cm" svg:height="1.143cm" svg:x="22.336cm" svg:y="25.638cm">
          <text:p text:style-name="P1">Modify personal information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794cm" svg:height="1.27cm" svg:x="17.637cm" svg:y="25.765cm">
          <text:p text:style-name="P1">Modif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" draw:layer="layout" svg:width="3.302cm" svg:height="1.27cm" svg:x="31.734cm" svg:y="3.413cm">
          <text:p text:style-name="P1">Modif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3" draw:layer="layout" svg:x1="31.734cm" svg:y1="7.604cm" svg:x2="31.734cm" svg:y2="4.048cm">
          <text:p/>
        </draw:line>
        <draw:line draw:style-name="gr9" draw:text-style-name="P3" draw:layer="layout" svg:x1="18.907cm" svg:y1="24.114cm" svg:x2="18.907cm" svg:y2="25.511cm">
          <text:p/>
        </draw:line>
        <draw:line draw:style-name="gr9" draw:text-style-name="P3" draw:layer="layout" svg:x1="20.05cm" svg:y1="26.4cm" svg:x2="22.59cm" svg:y2="26.4cm">
          <text:p/>
        </draw:line>
        <draw:frame draw:style-name="gr17" draw:text-style-name="P4" draw:layer="layout" svg:width="1.524cm" svg:height="0.962cm" svg:x="20.558cm" svg:y="25.311cm">
          <draw:text-box>
            <text:p>yes</text:p>
          </draw:text-box>
        </draw:frame>
        <draw:line draw:style-name="gr9" draw:text-style-name="P3" draw:layer="layout" svg:x1="34.655cm" svg:y1="4.048cm" svg:x2="36.052cm" svg:y2="4.048cm">
          <text:p/>
        </draw:line>
        <draw:frame draw:style-name="gr24" draw:text-style-name="P4" draw:layer="layout" svg:width="1.778cm" svg:height="0.962cm" svg:x="34.147cm" svg:y="2.651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01:15:39.857092483</meta:creation-date>
    <dc:date>2018-12-17T02:29:39.336308137</dc:date>
    <meta:editing-duration>PT12M4S</meta:editing-duration>
    <meta:editing-cycles>1</meta:editing-cycles>
    <meta:document-statistic meta:object-count="77"/>
    <meta:generator>LibreOffice/6.0.7.3$Linux_X86_64 LibreOffice_project/00m0$Build-3</meta:generator>
  </office:meta>
</office:document-meta>
</file>